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officeooo:rsid="001aab5b" officeooo:paragraph-rsid="001aab5b" style:language-asian="zxx" style:country-asian="none" style:language-complex="zxx" style:country-complex="none"/>
    </style:style>
    <style:style style:name="P2" style:family="paragraph" style:parent-style-name="Standard" style:list-style-name="L1">
      <style:text-properties fo:language="de" fo:country="DE" officeooo:rsid="001aab5b" officeooo:paragraph-rsid="001aab5b" style:language-asian="zxx" style:country-asian="none" style:language-complex="zxx" style:country-complex="none"/>
    </style:style>
    <style:style style:name="P3" style:family="paragraph" style:parent-style-name="Standard">
      <style:text-properties fo:language="de" fo:country="DE" officeooo:rsid="001d0626" officeooo:paragraph-rsid="001d0626" style:language-asian="zxx" style:country-asian="none" style:language-complex="zxx" style:country-complex="none"/>
    </style:style>
    <style:style style:name="P4" style:family="paragraph" style:parent-style-name="Standard" style:list-style-name="L3">
      <style:text-properties fo:language="de" fo:country="DE" officeooo:rsid="001d0626" officeooo:paragraph-rsid="001d0626" style:language-asian="zxx" style:country-asian="none" style:language-complex="zxx" style:country-complex="none"/>
    </style:style>
    <style:style style:name="P5" style:family="paragraph" style:parent-style-name="Standard" style:list-style-name="L1">
      <style:text-properties fo:language="de" fo:country="DE" officeooo:rsid="001b0d8e" officeooo:paragraph-rsid="001b0d8e" style:language-asian="zxx" style:country-asian="none" style:language-complex="zxx" style:country-complex="none"/>
    </style:style>
    <style:style style:name="P6" style:family="paragraph" style:parent-style-name="Standard">
      <style:text-properties fo:language="de" fo:country="DE" officeooo:rsid="001e68c2" officeooo:paragraph-rsid="001e68c2" style:language-asian="zxx" style:country-asian="none" style:language-complex="zxx" style:country-complex="none"/>
    </style:style>
    <style:style style:name="P7" style:family="paragraph" style:parent-style-name="Standard">
      <style:text-properties fo:language="de" fo:country="DE" officeooo:rsid="001fc31b" officeooo:paragraph-rsid="001fc31b" style:language-asian="zxx" style:country-asian="none" style:language-complex="zxx" style:country-complex="none"/>
    </style:style>
    <style:style style:name="P8" style:family="paragraph" style:parent-style-name="Standard" style:list-style-name="L1">
      <style:text-properties fo:language="de" fo:country="DE" officeooo:rsid="0021c573" officeooo:paragraph-rsid="0021c573" style:language-asian="zxx" style:country-asian="none" style:language-complex="zxx" style:country-complex="none"/>
    </style:style>
    <style:style style:name="P9" style:family="paragraph" style:parent-style-name="Standard">
      <style:paragraph-properties fo:text-align="center" style:justify-single-word="false"/>
      <style:text-properties fo:language="de" fo:country="DE" fo:font-weight="bold" officeooo:rsid="001aab5b" officeooo:paragraph-rsid="001aab5b" style:language-asian="zxx" style:country-asian="none" style:font-weight-asian="bold" style:language-complex="zxx" style:country-complex="none" style:font-weight-complex="bold"/>
    </style:style>
    <style:style style:name="T1" style:family="text">
      <style:text-properties officeooo:rsid="001d0626"/>
    </style:style>
    <style:style style:name="T2" style:family="text">
      <style:text-properties officeooo:rsid="0020de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tandar<text:span text:style-name="T1">d</text:span>s</text:p>
      <text:p text:style-name="P1"/>
      <text:p text:style-name="P3">Allgemeine Standards:</text:p>
      <text:p text:style-name="P3"/>
      <text:list xml:id="list3775397554619548668" text:style-name="L1">
        <text:list-item>
          <text:p text:style-name="P2">Momentan arbeiten wir noch über Dropbox, aber wollen auf GitHub umstellen.</text:p>
        </text:list-item>
        <text:list-item>
          <text:p text:style-name="P2">Tabellen, die als Ressourcen für das Projekt genutzt werden sind im CSV-Format.</text:p>
        </text:list-item>
        <text:list-item>
          <text:p text:style-name="P2">Allgemeine Dokumente, egal ob als Dokumentation oder sonst wie, sollen mit Libre <text:s/>Office geöffnet werden können und dabei Verlustfrei sein.</text:p>
        </text:list-item>
        <text:list-item>
          <text:p text:style-name="P5">Da momentan noch kein GitHub oder Git Projekt existiert, müssen Interfaces erstellt und als Schnittstellen verwendet werden. Um noch die "Sicherheit" zu gewähren, dass Daten nicht verändert werden und damit Mergekonlikte entstehen, gibt es eine Art Tabelle in der jeder schreibt woran er arbeitet und was er dafür beansprucht.</text:p>
        </text:list-item>
        <text:list-item>
          <text:p text:style-name="P8">Es wird nicht direkt in der Dropbox gearbeitet !!!.</text:p>
        </text:list-item>
      </text:list>
      <text:p text:style-name="P1"/>
      <text:p text:style-name="P3">Datei Standards:</text:p>
      <text:p text:style-name="P3"/>
      <text:list xml:id="list2255176441924940155" text:style-name="L3">
        <text:list-item>
          <text:p text:style-name="P4">Der default-escape-character ist ein ‚$‘-Zeichen <text:span text:style-name="T2">in den Tabellen</text:span>.</text:p>
        </text:list-item>
      </text:list>
      <text:p text:style-name="P3"/>
      <text:p text:style-name="P3">Units:</text:p>
      <text:p text:style-name="P3"/>
      <text:p text:style-name="P6">Skills:</text:p>
      <text:p text:style-name="P6"/>
      <text:p text:style-name="P6">Attributes:</text:p>
      <text:p text:style-name="P6"/>
      <text:p text:style-name="P7">Items:</text:p>
      <text:p text:style-name="P7"/>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6M27S</meta:editing-duration>
    <meta:editing-cycles>10</meta:editing-cycles>
    <meta:generator>LibreOffice/5.1.6.2$Windows_x86 LibreOffice_project/07ac168c60a517dba0f0d7bc7540f5afa45f0909</meta:generator>
    <dc:date>2017-02-08T16:54:42.330000000</dc:date>
    <meta:document-statistic meta:table-count="0" meta:image-count="0" meta:object-count="0" meta:page-count="1" meta:paragraph-count="13" meta:word-count="124" meta:character-count="816" meta:non-whitespace-character-count="710"/>
    <meta:user-defined meta:name="Info 1"/>
    <meta:user-defined meta:name="Info 2"/>
    <meta:user-defined meta:name="Info 3"/>
    <meta:user-defined meta:name="Info 4"/>
  </office:meta>
</office:document-meta>
</file>